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9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491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_for_issue_491.getJsonToMap1( String json , Class &lt; V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91.getJsonToMap( String json , Class &lt; K &gt; keyType , Class &lt; V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